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08e17" officeooo:paragraph-rsid="00008e17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0180e" officeooo:paragraph-rsid="0002c1e7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008e17" officeooo:paragraph-rsid="00008e1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08e17" officeooo:paragraph-rsid="0002cb4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3d5ed" officeooo:paragraph-rsid="0002cb4d" style:font-size-asian="18pt" style:font-weight-asian="bold" style:font-size-complex="18pt" style:font-weight-complex="bold"/>
    </style:style>
    <style:style style:name="T1" style:family="text">
      <style:text-properties officeooo:rsid="00011900"/>
    </style:style>
    <style:style style:name="T2" style:family="text">
      <style:text-properties officeooo:rsid="0002c1e7"/>
    </style:style>
    <style:style style:name="T3" style:family="text">
      <style:text-properties officeooo:rsid="0012ae6d"/>
    </style:style>
    <style:style style:name="T4" style:family="text">
      <style:text-properties officeooo:rsid="0002cb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ming Tool-I (Shell Programming)</text:p>
      <text:p text:style-name="P4">Assignment <text:span text:style-name="T4">3</text:span></text:p>
      <text:p text:style-name="P1"/>
      <text:p text:style-name="P2">Write a Shell script program</text:p>
      <text:p text:style-name="P2"/>
      <text:list xml:id="list3313724162544558106" text:style-name="L1">
        <text:list-item>
          <text:p text:style-name="P3"><text:span text:style-name="T2">To s</text:span>wap values of two variables.</text:p>
        </text:list-item>
        <text:list-item>
          <text:p text:style-name="P3"><text:span text:style-name="T2">To convert temperature given in </text:span>Farenheit to Centigrade.</text:p>
        </text:list-item>
        <text:list-item>
          <text:p text:style-name="P3"><text:span text:style-name="T2">To c</text:span>alcula<text:span text:style-name="T2">te</text:span> of Area &amp; Circumference of Circle.</text:p>
        </text:list-item>
        <text:list-item>
          <text:p text:style-name="P3"><text:span text:style-name="T2">To calculate </text:span>Simple Interest.</text:p>
        </text:list-item>
        <text:list-item>
          <text:p text:style-name="P3"><text:span text:style-name="T2">To c</text:span>alculat<text:span text:style-name="T2">e</text:span> percentage <text:span text:style-name="T2">mark </text:span>of 3 subjects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09:20:06.366912936</meta:creation-date>
    <dc:date>2017-08-24T11:07:56.802731216</dc:date>
    <meta:editing-duration>PT5H32M29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8" meta:word-count="49" meta:character-count="296" meta:non-whitespace-character-count="259"/>
  </office:meta>
</office:document-meta>
</file>